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monospace" svg:font-family="monospace"/>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style:line-height-at-least="0.757cm" fo:text-align="start" style:justify-single-word="false" fo:widows="1" fo:text-indent="0cm" style:auto-text-indent="false"/>
    </style:style>
    <style:style style:name="P2" style:family="paragraph" style:parent-style-name="Text_20_body">
      <style:paragraph-properties fo:margin-left="0cm" fo:margin-right="0cm" style:line-height-at-least="0.757cm" fo:text-align="start" style:justify-single-word="false" fo:widows="1" fo:text-indent="0cm" style:auto-text-indent="false"/>
      <style:text-properties fo:font-variant="normal" fo:text-transform="none" fo:color="#000000" style:font-name="georgia" fo:font-size="13.6999998092651pt" fo:letter-spacing="normal" fo:font-style="normal" fo:font-weight="normal"/>
    </style:style>
    <style:style style:name="P3" style:family="paragraph" style:parent-style-name="Text_20_body">
      <style:paragraph-properties fo:margin-left="0cm" fo:margin-right="0cm" fo:margin-top="0cm" fo:margin-bottom="0cm" style:contextual-spacing="false" style:line-height-at-least="0.757cm" fo:text-align="justify" style:justify-single-word="false" fo:widows="1" fo:text-indent="0cm" style:auto-text-indent="false"/>
    </style:style>
    <style:style style:name="P4" style:family="paragraph" style:parent-style-name="Heading_20_1">
      <style:paragraph-properties fo:margin-left="0cm" fo:margin-right="0cm" fo:margin-top="0.757cm" fo:margin-bottom="0.757cm" style:contextual-spacing="false" style:line-height-at-least="0.757cm" fo:text-align="start" style:justify-single-word="false" fo:widows="1" fo:text-indent="0cm" style:auto-text-indent="false"/>
    </style:style>
    <style:style style:name="P5" style:family="paragraph" style:parent-style-name="Heading_20_2">
      <style:paragraph-properties fo:margin-left="0cm" fo:margin-right="0cm" fo:margin-top="0.757cm" fo:margin-bottom="0.757cm" style:contextual-spacing="false" style:line-height-at-least="0.757cm" fo:text-align="start" style:justify-single-word="false" fo:widows="1" fo:text-indent="0cm" style:auto-text-indent="false"/>
      <style:text-properties fo:font-variant="normal" fo:text-transform="none" fo:color="#000000" style:font-name="serif" fo:letter-spacing="normal" fo:font-style="normal"/>
    </style:style>
    <style:style style:name="P6" style:family="paragraph" style:parent-style-name="Preformatted_20_Text">
      <style:paragraph-properties style:line-height-at-least="0.757cm" fo:text-align="start" style:justify-single-word="false" fo:widows="1"/>
      <style:text-properties fo:font-variant="normal" fo:text-transform="none" fo:color="#000000" style:font-name="monospace" fo:font-size="10pt" fo:letter-spacing="normal" fo:font-style="normal" fo:font-weight="normal"/>
    </style:style>
    <style:style style:name="P7" style:family="paragraph" style:parent-style-name="Preformatted_20_Text">
      <style:paragraph-properties style:line-height-at-least="0.757cm" fo:text-align="start" style:justify-single-word="false" fo:widows="1"/>
      <style:text-properties fo:font-variant="normal" fo:text-transform="none" fo:color="#000000" fo:letter-spacing="normal"/>
    </style:style>
    <style:style style:name="P8" style:family="paragraph" style:parent-style-name="Preformatted_20_Text">
      <style:paragraph-properties style:line-height-at-least="0.757cm" fo:text-align="start" style:justify-single-word="false" fo:widows="1"/>
    </style:style>
    <style:style style:name="P9" style:family="paragraph" style:parent-style-name="Preformatted_20_Text">
      <style:paragraph-properties fo:margin-left="0cm" fo:margin-right="0cm" style:line-height-at-least="0.757cm" fo:text-align="start" style:justify-single-word="false" fo:widows="1" fo:text-indent="0cm" style:auto-text-indent="false"/>
      <style:text-properties fo:font-variant="normal" fo:text-transform="none" fo:color="#000000" style:font-name="monospace" fo:font-size="10pt" fo:letter-spacing="normal" fo:font-style="normal" fo:font-weight="normal"/>
    </style:style>
    <style:style style:name="P10" style:family="paragraph" style:parent-style-name="Preformatted_20_Text">
      <style:paragraph-properties fo:margin-left="0cm" fo:margin-right="0cm" fo:margin-top="0cm" fo:margin-bottom="0.499cm" style:contextual-spacing="false" style:line-height-at-least="0.757cm" fo:text-align="start" style:justify-single-word="false" fo:widows="1" fo:text-indent="0cm" style:auto-text-indent="false"/>
      <style:text-properties fo:font-variant="normal" fo:text-transform="none" fo:color="#000000" style:font-name="monospace" fo:font-size="10pt" fo:letter-spacing="normal" fo:font-style="normal" fo:font-weight="normal"/>
    </style:style>
    <style:style style:name="P11" style:family="paragraph" style:parent-style-name="Preformatted_20_Text">
      <style:paragraph-properties fo:margin-left="0cm" fo:margin-right="0cm" fo:margin-top="0cm" fo:margin-bottom="0.499cm" style:contextual-spacing="false" fo:line-height="150%" fo:text-align="start" style:justify-single-word="false" fo:widows="1" fo:text-indent="0cm" style:auto-text-indent="false" fo:padding="0cm" fo:border="none"/>
      <style:text-properties fo:font-variant="normal" fo:text-transform="none" fo:color="#000000" style:font-name="monospace" fo:font-size="10pt" fo:letter-spacing="normal" fo:font-style="normal" fo:font-weight="normal"/>
    </style:style>
    <style:style style:name="P12" style:family="paragraph" style:parent-style-name="Preformatted_20_Text">
      <style:paragraph-properties fo:margin-left="0cm" fo:margin-right="0cm" fo:margin-top="0cm" fo:margin-bottom="0.247cm" style:contextual-spacing="false" fo:line-height="140%" fo:text-align="start" style:justify-single-word="false" fo:widows="1" fo:text-indent="0cm" style:auto-text-indent="false" fo:padding-left="0.302cm" fo:padding-right="0.049cm" fo:padding-top="0.302cm" fo:padding-bottom="0.302cm" fo:border="0.06pt solid #bdbdbd"/>
      <style:text-properties fo:font-variant="normal" fo:text-transform="none" fo:color="#000000" style:font-name="monospace" fo:font-size="10pt" fo:letter-spacing="normal" fo:font-style="normal" fo:font-weight="normal"/>
    </style:style>
    <style:style style:name="P13" style:family="paragraph" style:parent-style-name="Preformatted_20_Text">
      <style:paragraph-properties fo:margin-left="0cm" fo:margin-right="0cm" fo:line-height="150%" fo:text-align="start" style:justify-single-word="false" fo:widows="1" fo:text-indent="0cm" style:auto-text-indent="false" fo:padding="0cm" fo:border="none"/>
      <style:text-properties fo:font-variant="normal" fo:text-transform="none" fo:color="#000000" style:font-name="monospace" fo:font-size="10pt" fo:letter-spacing="normal" fo:font-style="normal" fo:font-weight="normal"/>
    </style:style>
    <style:style style:name="P14" style:family="paragraph" style:parent-style-name="Preformatted_20_Text">
      <style:paragraph-properties fo:margin-top="0cm" fo:margin-bottom="0.499cm" style:contextual-spacing="false" style:line-height-at-least="0.757cm" fo:text-align="start" style:justify-single-word="false" fo:widows="1"/>
      <style:text-properties fo:font-variant="normal" fo:text-transform="none" fo:color="#000000" style:font-name="monospace" fo:font-size="10pt" fo:letter-spacing="normal" fo:font-style="normal" fo:font-weight="normal"/>
    </style:style>
    <style:style style:name="P15" style:family="paragraph" style:parent-style-name="Preformatted_20_Text">
      <style:paragraph-properties fo:margin-top="0cm" fo:margin-bottom="0.499cm" style:contextual-spacing="false" style:line-height-at-least="0.757cm" fo:text-align="start" style:justify-single-word="false" fo:widows="1"/>
      <style:text-properties fo:font-variant="normal" fo:text-transform="none" fo:color="#000000" fo:letter-spacing="normal"/>
    </style:style>
    <style:style style:name="P16" style:family="paragraph" style:parent-style-name="Preformatted_20_Text">
      <style:paragraph-properties fo:margin-top="0cm" fo:margin-bottom="0.499cm" style:contextual-spacing="false" fo:line-height="150%" fo:text-align="start" style:justify-single-word="false" fo:widows="1" fo:padding="0cm" fo:border="none"/>
      <style:text-properties fo:font-variant="normal" fo:text-transform="none" fo:color="#000000" fo:letter-spacing="normal"/>
    </style:style>
    <style:style style:name="P17" style:family="paragraph" style:parent-style-name="Preformatted_20_Text">
      <style:paragraph-properties fo:margin-top="0cm" fo:margin-bottom="0.499cm" style:contextual-spacing="false" fo:line-height="150%" fo:text-align="start" style:justify-single-word="false" fo:widows="1" fo:padding="0cm" fo:border="none"/>
      <style:text-properties fo:font-variant="normal" fo:text-transform="none" fo:color="#000000" style:font-name="monospace" fo:font-size="10pt" fo:letter-spacing="normal" fo:font-style="normal" fo:font-weight="normal"/>
    </style:style>
    <style:style style:name="P18" style:family="paragraph" style:parent-style-name="Preformatted_20_Text">
      <style:paragraph-properties fo:margin-top="0cm" fo:margin-bottom="0.247cm" style:contextual-spacing="false" fo:line-height="140%" fo:text-align="start" style:justify-single-word="false" fo:widows="1" fo:padding-left="0.302cm" fo:padding-right="0.049cm" fo:padding-top="0.302cm" fo:padding-bottom="0.302cm" fo:border="0.06pt solid #bdbdbd"/>
      <style:text-properties fo:font-variant="normal" fo:text-transform="none" fo:color="#000000" style:font-name="monospace" fo:font-size="10pt" fo:letter-spacing="normal" fo:font-style="normal" fo:font-weight="normal"/>
    </style:style>
    <style:style style:name="P19" style:family="paragraph" style:parent-style-name="Preformatted_20_Text">
      <style:paragraph-properties fo:margin-top="0cm" fo:margin-bottom="0.247cm" style:contextual-spacing="false" fo:line-height="140%" fo:text-align="start" style:justify-single-word="false" fo:widows="1" fo:padding-left="0.302cm" fo:padding-right="0.049cm" fo:padding-top="0.302cm" fo:padding-bottom="0.302cm" fo:border="0.06pt solid #bdbdbd"/>
      <style:text-properties fo:font-variant="normal" fo:text-transform="none" fo:color="#000000" fo:letter-spacing="normal"/>
    </style:style>
    <style:style style:name="P20" style:family="paragraph" style:parent-style-name="Preformatted_20_Text">
      <style:paragraph-properties fo:margin-top="0cm" fo:margin-bottom="0.247cm" style:contextual-spacing="false" fo:line-height="140%" fo:text-align="start" style:justify-single-word="false" fo:widows="1" fo:padding-left="0.302cm" fo:padding-right="0.049cm" fo:padding-top="0.302cm" fo:padding-bottom="0.302cm" fo:border="0.06pt solid #bdbdbd"/>
    </style:style>
    <style:style style:name="P21" style:family="paragraph" style:parent-style-name="Preformatted_20_Text">
      <style:paragraph-properties fo:line-height="150%" fo:text-align="start" style:justify-single-word="false" fo:widows="1" fo:padding="0cm" fo:border="none"/>
      <style:text-properties fo:font-variant="normal" fo:text-transform="none" fo:color="#000000" fo:letter-spacing="normal"/>
    </style:style>
    <style:style style:name="P22" style:family="paragraph" style:parent-style-name="Preformatted_20_Text">
      <style:paragraph-properties fo:line-height="150%" fo:text-align="start" style:justify-single-word="false" fo:widows="1" fo:padding="0cm" fo:border="none"/>
      <style:text-properties fo:font-variant="normal" fo:text-transform="none" fo:color="#000000" style:font-name="monospace" fo:font-size="10pt" fo:letter-spacing="normal" fo:font-style="normal" fo:font-weight="normal"/>
    </style:style>
    <style:style style:name="T1" style:family="text">
      <style:text-properties fo:color="#0099f7"/>
    </style:style>
    <style:style style:name="T2" style:family="text">
      <style:text-properties fo:font-variant="normal" fo:text-transform="none" fo:color="#000000" style:font-name="georgia" fo:font-size="13.6999998092651pt" fo:letter-spacing="normal" fo:font-style="normal" fo:font-weight="normal"/>
    </style:style>
    <style:style style:name="T3" style:family="text">
      <style:text-properties fo:font-variant="normal" fo:text-transform="none" fo:color="#000000" style:font-name="serif" fo:letter-spacing="normal" fo:font-style="normal"/>
    </style:style>
    <style:style style:name="T4" style:family="text">
      <style:text-properties fo:font-variant="normal" fo:text-transform="none" fo:color="#000000" style:font-name="serif" fo:letter-spacing="normal" fo:font-style="normal" officeooo:rsid="000368f6"/>
    </style:style>
    <style:style style:name="T5" style:family="text">
      <style:text-properties fo:font-variant="normal" fo:text-transform="none" fo:color="#0099f7" style:font-name="georgia" fo:font-size="13.6999998092651pt" fo:letter-spacing="normal" fo:font-style="normal" fo:font-weight="normal"/>
    </style:style>
    <style:style style:name="T6" style:family="text">
      <style:text-properties style:font-name="monospace" fo:font-size="10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4">M</text:span><text:span text:style-name="T3">ySQL Python tutorial</text:span></text:h>
      <text:p text:style-name="P1"><text:span text:style-name="T2">This is a Python programming tutorial for the MySQL database. It covers the basics of MySQL programming with Python. It uses the </text:span><text:span text:style-name="Source_20_Text"><text:span text:style-name="T2">MySQLdb</text:span></text:span><text:span text:style-name="T2"> module. The examples were created and tested on Ubuntu Linux.</text:span></text:p>
      <text:p text:style-name="P1"><text:span text:style-name="T2">There is a similar </text:span><text:a xlink:type="simple" xlink:href="http://zetcode.com/db/postgresqlpythontutorial/"><text:span text:style-name="T5">PostgreSQL Python tutorial</text:span></text:a><text:span text:style-name="T2">, </text:span><text:a xlink:type="simple" xlink:href="http://zetcode.com/db/mysqlvb/"><text:span text:style-name="T5">MySQL Visual Basic tutorial</text:span></text:a><text:span text:style-name="T2">, or </text:span><text:a xlink:type="simple" xlink:href="http://zetcode.com/databases/mysqlphptutorial/"><text:span text:style-name="T5">MySQL PHP tutorial</text:span></text:a><text:span text:style-name="T2"> on ZetCode. If you need to refresh your knowledge of the Python language, there is a full </text:span><text:a xlink:type="simple" xlink:href="http://zetcode.com/lang/python/"><text:span text:style-name="T5">Python tutorial</text:span></text:a><text:span text:style-name="T2">. You may also consider to look at the </text:span><text:a xlink:type="simple" xlink:href="http://zetcode.com/databases/mysqltutorial/"><text:span text:style-name="T5">MySQL tutorial</text:span></text:a><text:span text:style-name="T2">, too.</text:span></text:p>
      <text:h text:style-name="P5" text:outline-level="2">About MySQL database</text:h>
      <text:p text:style-name="P1"><text:span text:style-name="T2">MySQL is a leading open source database management system. It is a multi user, multithreaded database management system. MySQL is especially popular on the web. It is one part of the very popular </text:span><text:span text:style-name="Emphasis"><text:span text:style-name="T2">LAMP</text:span></text:span><text:span text:style-name="T2">platform which consists of Linux, Apache, MySQL, and PHP. Currently MySQL is owned by Oracle. MySQL database is available on most important OS platforms. It runs on BSD Unix, Linux, Windows, or Mac OS. Wikipedia and YouTube use MySQL. These sites manage millions of queries each day. MySQL comes in two versions: MySQL server system and MySQL embedded system.</text:span></text:p>
      <text:h text:style-name="P5" text:outline-level="2">Before we start</text:h>
      <text:p text:style-name="P2">We need to install several packages to execute the examples in this tutorial.</text:p>
      <text:p text:style-name="P2">If you do not already have MySQL installed, we must install it.</text:p>
      <text:p text:style-name="P10">$ sudo apt-get install mysql-server</text:p>
      <text:p text:style-name="P2">This command installs the MySQL server and various other <text:soft-page-break/>packages. While installing the package, we are prompted to enter a password for the MySQL root account.</text:p>
      <text:p text:style-name="P9">$ apt-cache search MySQLdb</text:p>
      <text:p text:style-name="P6">python-mysqldb - A Python interface to MySQL</text:p>
      <text:p text:style-name="P6">python-mysqldb-dbg - A Python interface to MySQL (debug extension)</text:p>
      <text:p text:style-name="P6">bibus - bibliographic database</text:p>
      <text:p text:style-name="P14">eikazo - graphical frontend for SANE designed for mass-scanning</text:p>
      <text:p text:style-name="P1"><text:span text:style-name="T2">We don not know the package name for the MySQLdb module. We use the </text:span><text:span text:style-name="Source_20_Text"><text:span text:style-name="T2">apt-cache</text:span></text:span><text:span text:style-name="T2"> command to figure it out.</text:span></text:p>
      <text:p text:style-name="P10">$ sudo apt-get install python-mysqldb</text:p>
      <text:p text:style-name="P1"><text:span text:style-name="T2">Here we install the Python interface to the MySQL database. Both </text:span><text:span text:style-name="Source_20_Text"><text:span text:style-name="T2">_mysql</text:span></text:span><text:span text:style-name="T2"> and </text:span><text:span text:style-name="Source_20_Text"><text:span text:style-name="T2">MySQL</text:span></text:span><text:span text:style-name="T2"> modules.</text:span></text:p>
      <text:p text:style-name="P1"><text:span text:style-name="T2">Next, we are going to create a new database user and a new database. We use the </text:span><text:span text:style-name="Source_20_Text"><text:span text:style-name="T2">mysql</text:span></text:span><text:span text:style-name="T2"> client.</text:span></text:p>
      <text:p text:style-name="P9">$ mysql -u root -p</text:p>
      <text:p text:style-name="P6">Enter password: </text:p>
      <text:p text:style-name="P6">Welcome to the MySQL monitor. <text:s/>Commands end with ; or \g.</text:p>
      <text:p text:style-name="P6">Your MySQL connection id is 30</text:p>
      <text:p text:style-name="P6">Server version: 5.0.67-0ubuntu6 (Ubuntu)</text:p>
      <text:p text:style-name="P8"/>
      <text:p text:style-name="P6">Type 'help;' or '\h' for help. Type '\c' to clear the buffer.</text:p>
      <text:p text:style-name="P8"/>
      <text:p text:style-name="P6">mysql&gt; SHOW DATABASES;</text:p>
      <text:p text:style-name="P6">+--------------------+</text:p>
      <text:p text:style-name="P6">| Database <text:s text:c="10"/>|</text:p>
      <text:p text:style-name="P6">+--------------------+</text:p>
      <text:p text:style-name="P6">| information_schema | </text:p>
      <text:p text:style-name="P6">| mysql <text:s text:c="13"/>| </text:p>
      <text:p text:style-name="P6">+--------------------+</text:p>
      <text:p text:style-name="P14">2 rows in set (0.00 sec)</text:p>
      <text:p text:style-name="P1"><text:soft-page-break/><text:span text:style-name="T2">We connect to the database using the root account. We show all available databases with the </text:span><text:span text:style-name="Source_20_Text"><text:span text:style-name="T2">SHOW DATABASES</text:span></text:span><text:span text:style-name="T2"> statement.</text:span></text:p>
      <text:p text:style-name="P9">mysql&gt; CREATE DATABASE testdb;</text:p>
      <text:p text:style-name="P14">Query OK, 1 row affected (0.02 sec)</text:p>
      <text:p text:style-name="P1"><text:span text:style-name="T2">We create a new </text:span><text:span text:style-name="Source_20_Text"><text:span text:style-name="T2">testdb</text:span></text:span><text:span text:style-name="T2"> database. We will use this database throughout the tutorial.</text:span></text:p>
      <text:p text:style-name="P9">mysql&gt; CREATE USER 'testuser'@'localhost' IDENTIFIED BY 'test623';</text:p>
      <text:p text:style-name="P6">Query OK, 0 rows affected (0.00 sec)</text:p>
      <text:p text:style-name="P8"/>
      <text:p text:style-name="P6">mysql&gt; USE testdb;</text:p>
      <text:p text:style-name="P6">Database changed</text:p>
      <text:p text:style-name="P8"/>
      <text:p text:style-name="P6">mysql&gt; GRANT ALL ON testdb.* TO 'testuser'@'localhost';</text:p>
      <text:p text:style-name="P6">Query OK, 0 rows affected (0.00 sec)</text:p>
      <text:p text:style-name="P8"/>
      <text:p text:style-name="P6">mysql&gt; quit;</text:p>
      <text:p text:style-name="P14">Bye</text:p>
      <text:p text:style-name="P1"><text:span text:style-name="T2">We create a new database user. We grant all privileges to this user for all tables of the </text:span><text:span text:style-name="Source_20_Text"><text:span text:style-name="T2">testdb</text:span></text:span><text:span text:style-name="T2"> database.</text:span></text:p>
      <text:h text:style-name="P5" text:outline-level="2">_mysql module</text:h>
      <text:p text:style-name="P1"><text:span text:style-name="T2">The </text:span><text:span text:style-name="Source_20_Text"><text:span text:style-name="T2">_mysql</text:span></text:span><text:span text:style-name="T2"> module implements the MySQL C API directly. It is not compatible with the Python DB API interface. Generally, the programmers prefer the object oriented </text:span><text:span text:style-name="Source_20_Text"><text:span text:style-name="T2">MySQLdb</text:span></text:span><text:span text:style-name="T2"> module. We will concern ourself with the latter module. Here we present only one small example with the </text:span><text:span text:style-name="Source_20_Text"><text:span text:style-name="T2">_mysql</text:span></text:span><text:span text:style-name="T2"> module.</text:span></text:p>
      <text:p text:style-name="P12">#!/usr/bin/python</text:p>
      <text:p text:style-name="P18"># -*- coding: utf-8 -*-</text:p>
      <text:p text:style-name="P20"/>
      <text:p text:style-name="P18"><text:soft-page-break/>import _mysql</text:p>
      <text:p text:style-name="P18">import sys</text:p>
      <text:p text:style-name="P20"/>
      <text:p text:style-name="P18">try:</text:p>
      <text:p text:style-name="P19"><text:s text:c="4"/><text:span text:style-name="T6">con = _mysql.connect('localhost', 'testuser', 'test623', 'testdb')</text:span></text:p>
      <text:p text:style-name="P19"><text:s text:c="8"/></text:p>
      <text:p text:style-name="P19"><text:s text:c="4"/><text:span text:style-name="T6">con.query("SELECT VERSION()")</text:span></text:p>
      <text:p text:style-name="P19"><text:s text:c="4"/><text:span text:style-name="T6">result = con.use_result()</text:span></text:p>
      <text:p text:style-name="P19"><text:s text:c="4"/></text:p>
      <text:p text:style-name="P19"><text:s text:c="4"/><text:span text:style-name="T6">print "MySQL version: %s" % \</text:span></text:p>
      <text:p text:style-name="P19"><text:s text:c="8"/><text:span text:style-name="T6">result.fetch_row()[0]</text:span></text:p>
      <text:p text:style-name="P19"><text:s text:c="4"/></text:p>
      <text:p text:style-name="P18">except _mysql.Error, e:</text:p>
      <text:p text:style-name="P19"><text:s text:c="2"/></text:p>
      <text:p text:style-name="P19"><text:s text:c="4"/><text:span text:style-name="T6">print "Error %d: %s" % (e.args[0], e.args[1])</text:span></text:p>
      <text:p text:style-name="P19"><text:s text:c="4"/><text:span text:style-name="T6">sys.exit(1)</text:span></text:p>
      <text:p text:style-name="P20"/>
      <text:p text:style-name="P18">finally:</text:p>
      <text:p text:style-name="P19"><text:s text:c="4"/></text:p>
      <text:p text:style-name="P19"><text:s text:c="4"/><text:span text:style-name="T6">if con:</text:span></text:p>
      <text:p text:style-name="P19"><text:s text:c="8"/><text:span text:style-name="T6">con.close()</text:span></text:p>
      <text:p text:style-name="P1"><text:span text:style-name="T2">The example will get and print the version of the MySQL database. For this, we use the </text:span><text:span text:style-name="Source_20_Text"><text:span text:style-name="T2">SELECT VERSION()</text:span></text:span><text:span text:style-name="T2">SQL statement.</text:span></text:p>
      <text:h text:style-name="P5" text:outline-level="2">MySQLdb module</text:h>
      <text:p text:style-name="P1"><text:span text:style-name="Source_20_Text"><text:span text:style-name="T2">MySQLdb</text:span></text:span><text:span text:style-name="T2"> is a thin Python wrapper around </text:span><text:span text:style-name="Source_20_Text"><text:span text:style-name="T2">_mysql</text:span></text:span><text:span text:style-name="T2">. It is compatible with the Python DB API, which makes the code more portable. Using this model is the preferred way of working with the MySQL.</text:span></text:p>
      <text:h text:style-name="P5" text:outline-level="2"><text:soft-page-break/>First example</text:h>
      <text:p text:style-name="P2">In the first example, we will get the version of the MySQL database.</text:p>
      <text:p text:style-name="P12">#!/usr/bin/python</text:p>
      <text:p text:style-name="P18"># -*- coding: utf-8 -*-</text:p>
      <text:p text:style-name="P20"/>
      <text:p text:style-name="P18">import MySQLdb as mdb</text:p>
      <text:p text:style-name="P18">import sys</text:p>
      <text:p text:style-name="P20"/>
      <text:p text:style-name="P18">try:</text:p>
      <text:p text:style-name="P19"><text:s text:c="4"/><text:span text:style-name="T6">con = mdb.connect('localhost', 'testuser', 'test623', 'testdb');</text:span></text:p>
      <text:p text:style-name="P20"/>
      <text:p text:style-name="P19"><text:s text:c="4"/><text:span text:style-name="T6">cur = con.cursor()</text:span></text:p>
      <text:p text:style-name="P19"><text:s text:c="4"/><text:span text:style-name="T6">cur.execute("SELECT VERSION()")</text:span></text:p>
      <text:p text:style-name="P20"/>
      <text:p text:style-name="P19"><text:s text:c="4"/><text:span text:style-name="T6">ver = cur.fetchone()</text:span></text:p>
      <text:p text:style-name="P19"><text:s text:c="4"/></text:p>
      <text:p text:style-name="P19"><text:s text:c="4"/><text:span text:style-name="T6">print "Database version : %s " % ver</text:span></text:p>
      <text:p text:style-name="P19"><text:s text:c="4"/></text:p>
      <text:p text:style-name="P18">except mdb.Error, e:</text:p>
      <text:p text:style-name="P19"><text:s text:c="2"/></text:p>
      <text:p text:style-name="P19"><text:s text:c="4"/><text:span text:style-name="T6">print "Error %d: %s" % (e.args[0],e.args[1])</text:span></text:p>
      <text:p text:style-name="P19"><text:s text:c="4"/><text:span text:style-name="T6">sys.exit(1)</text:span></text:p>
      <text:p text:style-name="P19"><text:s text:c="4"/></text:p>
      <text:p text:style-name="P18">finally: <text:s text:c="3"/></text:p>
      <text:p text:style-name="P19"><text:s text:c="8"/></text:p>
      <text:p text:style-name="P19"><text:s text:c="4"/><text:span text:style-name="T6">if con: <text:s text:c="3"/></text:span></text:p>
      <text:p text:style-name="P19"><text:s text:c="8"/><text:span text:style-name="T6">con.close()</text:span></text:p>
      <text:p text:style-name="P1"><text:span text:style-name="T2">In this script, we connect to the testdb database and execute the </text:span><text:span text:style-name="Source_20_Text"><text:span text:style-name="T2">SELECT VERSION()</text:span></text:span><text:span text:style-name="T2"> statement. This will return the current </text:span><text:soft-page-break/><text:span text:style-name="T2">version of the MySQL database. We print it to the console.</text:span></text:p>
      <text:p text:style-name="P11">import MySQLdb as mdb</text:p>
      <text:p text:style-name="P1"><text:span text:style-name="T2">We import the </text:span><text:span text:style-name="Source_20_Text"><text:span text:style-name="T2">MySQLdb</text:span></text:span><text:span text:style-name="T2"> module.</text:span></text:p>
      <text:p text:style-name="P13">con = mdb.connect('localhost', 'testuser', </text:p>
      <text:p text:style-name="P16"><text:s text:c="4"/><text:span text:style-name="T6">'test623', 'testdb');</text:span></text:p>
      <text:p text:style-name="P1"><text:span text:style-name="T2">We connect to the database. The </text:span><text:span text:style-name="Source_20_Text"><text:span text:style-name="T2">connect()</text:span></text:span><text:span text:style-name="T2"> method has four parameters. The first parameter is the host, where the MySQL database is located. In our case it is a localhost, e.g. our computer. The second parameter is the database user name. It is followed by the user's account password. The final parameter is the database name.</text:span></text:p>
      <text:p text:style-name="P13">cur = con.cursor()</text:p>
      <text:p text:style-name="P17">cur.execute("SELECT VERSION()")</text:p>
      <text:p text:style-name="P1"><text:span text:style-name="T2">From the connection, we get the cursor object. The cursor is used to traverse the records from the result set. We call the </text:span><text:span text:style-name="Source_20_Text"><text:span text:style-name="T2">execute()</text:span></text:span><text:span text:style-name="T2"> method of the cursor and execute the SQL statement.</text:span></text:p>
      <text:p text:style-name="P11">ver = cur.fetchone()</text:p>
      <text:p text:style-name="P1"><text:span text:style-name="T2">We fetch the data. Since we retrieve only one record, we call the </text:span><text:span text:style-name="Source_20_Text"><text:span text:style-name="T2">fetchone()</text:span></text:span><text:span text:style-name="T2"> method.</text:span></text:p>
      <text:p text:style-name="P11">print "Database version : %s " % ver</text:p>
      <text:p text:style-name="P2">We print the data that we have retrieved to the console.</text:p>
      <text:p text:style-name="P13">except mdb.Error, e:</text:p>
      <text:p text:style-name="P21"><text:s text:c="2"/></text:p>
      <text:p text:style-name="P21"><text:s text:c="4"/><text:span text:style-name="T6">print "Error %d: %s" % (e.args[0],e.args[1])</text:span></text:p>
      <text:p text:style-name="P16"><text:s text:c="4"/><text:span text:style-name="T6">sys.exit(1)</text:span></text:p>
      <text:p text:style-name="P2">We check for errors. This is important, since working with databases is error prone.</text:p>
      <text:p text:style-name="P13">finally: <text:s text:c="3"/></text:p>
      <text:p text:style-name="P21"><text:s text:c="8"/></text:p>
      <text:p text:style-name="P21"><text:s text:c="4"/><text:span text:style-name="T6">if con: <text:s text:c="3"/></text:span></text:p>
      <text:p text:style-name="P16"><text:soft-page-break/><text:s text:c="8"/><text:span text:style-name="T6">con.close()</text:span></text:p>
      <text:p text:style-name="P2">In the final step, we release the resources.</text:p>
      <text:p text:style-name="P9">$ ./version.py</text:p>
      <text:p text:style-name="P14">Database version : 5.5.9 </text:p>
      <text:p text:style-name="P2">The output might look like the above.</text:p>
      <text:h text:style-name="P5" text:outline-level="2">Creating and populating a table</text:h>
      <text:p text:style-name="P2">We create a table and populate it with some data.</text:p>
      <text:p text:style-name="P12">#!/usr/bin/python</text:p>
      <text:p text:style-name="P18"># -*- coding: utf-8 -*-</text:p>
      <text:p text:style-name="P20"/>
      <text:p text:style-name="P18">import MySQLdb as mdb</text:p>
      <text:p text:style-name="P20"/>
      <text:p text:style-name="P18">con = mdb.connect('localhost', 'testuser', 'test623', 'testdb');</text:p>
      <text:p text:style-name="P20"/>
      <text:p text:style-name="P18">with con:</text:p>
      <text:p text:style-name="P19"><text:s text:c="4"/></text:p>
      <text:p text:style-name="P19"><text:s text:c="4"/><text:span text:style-name="T6">cur = con.cursor()</text:span></text:p>
      <text:p text:style-name="P19"><text:s text:c="4"/><text:span text:style-name="T6">cur.execute("DROP TABLE IF EXISTS Writers")</text:span></text:p>
      <text:p text:style-name="P19"><text:s text:c="4"/><text:span text:style-name="T6">cur.execute("CREATE TABLE Writers(Id INT PRIMARY KEY AUTO_INCREMENT, \</text:span></text:p>
      <text:p text:style-name="P19"><text:s text:c="17"/><text:span text:style-name="T6">Name VARCHAR(25))")</text:span></text:p>
      <text:p text:style-name="P19"><text:s text:c="4"/><text:span text:style-name="T6">cur.execute("INSERT INTO Writers(Name) VALUES('Jack London')")</text:span></text:p>
      <text:p text:style-name="P19"><text:s text:c="4"/><text:span text:style-name="T6">cur.execute("INSERT INTO Writers(Name) VALUES('Honore de Balzac')")</text:span></text:p>
      <text:p text:style-name="P19"><text:s text:c="4"/><text:span text:style-name="T6">cur.execute("INSERT INTO Writers(Name) VALUES('Lion Feuchtwanger')")</text:span></text:p>
      <text:p text:style-name="P19"><text:s text:c="4"/><text:span text:style-name="T6">cur.execute("INSERT INTO Writers(Name) VALUES('Emile Zola')")</text:span></text:p>
      <text:p text:style-name="P19"><text:s text:c="4"/><text:span text:style-name="T6">cur.execute("INSERT INTO Writers(Name) VALUES('Truman Capote')")</text:span></text:p>
      <text:p text:style-name="P1"><text:span text:style-name="T2">We create a </text:span><text:span text:style-name="Source_20_Text"><text:span text:style-name="T2">Writers</text:span></text:span><text:span text:style-name="T2"> table and add five authors to it.</text:span></text:p>
      <text:p text:style-name="P11">with con:</text:p>
      <text:p text:style-name="P2"><text:soft-page-break/>With the with keyword, the Python interpreter automatically releases the resources. It also provides error handling.</text:p>
      <text:p text:style-name="P13">cur.execute("CREATE TABLE Writers(Id INT PRIMARY KEY AUTO_INCREMENT, \</text:p>
      <text:p text:style-name="P16"><text:s text:c="16"/><text:span text:style-name="T6">Name VARCHAR(25))")</text:span></text:p>
      <text:p text:style-name="P1"><text:span text:style-name="T2">This SQL statement creates a new database table called </text:span><text:span text:style-name="Source_20_Text"><text:span text:style-name="T2">Writers</text:span></text:span><text:span text:style-name="T2">. It has two columns: </text:span><text:span text:style-name="Source_20_Text"><text:span text:style-name="T2">Id</text:span></text:span><text:span text:style-name="T2"> and </text:span><text:span text:style-name="Source_20_Text"><text:span text:style-name="T2">Name</text:span></text:span><text:span text:style-name="T2">.</text:span></text:p>
      <text:p text:style-name="P13">cur.execute("INSERT INTO Writers(Name) VALUES('Jack London')")</text:p>
      <text:p text:style-name="P22">cur.execute("INSERT INTO Writers(Name) VALUES('Honore de Balzac')")</text:p>
      <text:p text:style-name="P17">...</text:p>
      <text:p text:style-name="P1"><text:span text:style-name="T2">We use the </text:span><text:span text:style-name="Source_20_Text"><text:span text:style-name="T2">INSERT</text:span></text:span><text:span text:style-name="T2"> statement to insert authors to the table. Here we add two rows.</text:span></text:p>
      <text:p text:style-name="P9">mysql&gt; SELECT * FROM Writers;</text:p>
      <text:p text:style-name="P6">+----+-------------------+</text:p>
      <text:p text:style-name="P6">| Id | Name <text:s text:c="13"/>|</text:p>
      <text:p text:style-name="P6">+----+-------------------+</text:p>
      <text:p text:style-name="P6">| <text:s/>1 | Jack London <text:s text:c="6"/>|</text:p>
      <text:p text:style-name="P6">| <text:s/>2 | Honore de Balzac <text:s/>|</text:p>
      <text:p text:style-name="P6">| <text:s/>3 | Lion Feuchtwanger |</text:p>
      <text:p text:style-name="P6">| <text:s/>4 | Emile Zola <text:s text:c="7"/>|</text:p>
      <text:p text:style-name="P6">| <text:s/>5 | Truman Capote <text:s text:c="4"/>|</text:p>
      <text:p text:style-name="P6">+----+-------------------+</text:p>
      <text:p text:style-name="P14">5 rows in set (0.00 sec)</text:p>
      <text:p text:style-name="P1"><text:span text:style-name="T2">After executing the script, we use the </text:span><text:span text:style-name="Source_20_Text"><text:span text:style-name="T2">mysql</text:span></text:span><text:span text:style-name="T2"> client tool to select all data from the Writers table.</text:span></text:p>
      <text:h text:style-name="P5" text:outline-level="2">Retrieving data</text:h>
      <text:p text:style-name="P2">Now that we have inserted some data into the database, we want to get it back.</text:p>
      <text:p text:style-name="P12">#!/usr/bin/python</text:p>
      <text:p text:style-name="P18"><text:soft-page-break/># -*- coding: utf-8 -*-</text:p>
      <text:p text:style-name="P20"/>
      <text:p text:style-name="P18">import MySQLdb as mdb</text:p>
      <text:p text:style-name="P20"/>
      <text:p text:style-name="P18">con = mdb.connect('localhost', 'testuser', 'test623', 'testdb');</text:p>
      <text:p text:style-name="P20"/>
      <text:p text:style-name="P18">with con: </text:p>
      <text:p text:style-name="P20"/>
      <text:p text:style-name="P19"><text:s text:c="4"/><text:span text:style-name="T6">cur = con.cursor()</text:span></text:p>
      <text:p text:style-name="P19"><text:s text:c="4"/><text:span text:style-name="T6">cur.execute("SELECT * FROM Writers")</text:span></text:p>
      <text:p text:style-name="P20"/>
      <text:p text:style-name="P19"><text:s text:c="4"/><text:span text:style-name="T6">rows = cur.fetchall()</text:span></text:p>
      <text:p text:style-name="P20"/>
      <text:p text:style-name="P19"><text:s text:c="4"/><text:span text:style-name="T6">for row in rows:</text:span></text:p>
      <text:p text:style-name="P19"><text:s text:c="8"/><text:span text:style-name="T6">print row</text:span></text:p>
      <text:p text:style-name="P1"><text:span text:style-name="T2">In this example, we retrieve all data from the </text:span><text:span text:style-name="Source_20_Text"><text:span text:style-name="T2">Writers</text:span></text:span><text:span text:style-name="T2"> table.</text:span></text:p>
      <text:p text:style-name="P11">cur.execute("SELECT * FROM Writers")</text:p>
      <text:p text:style-name="P2">This SQL statement selects all data from the Writers table.</text:p>
      <text:p text:style-name="P11">rows = cur.fetchall()</text:p>
      <text:p text:style-name="P1"><text:span text:style-name="T2">The </text:span><text:span text:style-name="Source_20_Text"><text:span text:style-name="T2">fetchall()</text:span></text:span><text:span text:style-name="T2"> method gets all records. It returns a result set. Technically, it is a tuple of tuples. Each of the inner tuples represent a row in the table.</text:span></text:p>
      <text:p text:style-name="P13">for row in rows:</text:p>
      <text:p text:style-name="P16"><text:s text:c="4"/><text:span text:style-name="T6">print row</text:span></text:p>
      <text:p text:style-name="P2">We print the data to the console, row by row.</text:p>
      <text:p text:style-name="P9">$ ./retrieve.py</text:p>
      <text:p text:style-name="P6">(1L, 'Jack London')</text:p>
      <text:p text:style-name="P6">(2L, 'Honore de Balzac')</text:p>
      <text:p text:style-name="P6">(3L, 'Lion Feuchtwanger')</text:p>
      <text:p text:style-name="P6"><text:soft-page-break/>(4L, 'Emile Zola')</text:p>
      <text:p text:style-name="P14">(5L, 'Truman Capote')</text:p>
      <text:p text:style-name="P2">This is the output of the example.</text:p>
      <text:p text:style-name="P2">Returning all data at a time may not be feasible. We can fetch rows one by one.</text:p>
      <text:p text:style-name="P12">#!/usr/bin/python</text:p>
      <text:p text:style-name="P18"># -*- coding: utf-8 -*-</text:p>
      <text:p text:style-name="P20"/>
      <text:p text:style-name="P18">import MySQLdb as mdb</text:p>
      <text:p text:style-name="P20"/>
      <text:p text:style-name="P18">con = mdb.connect('localhost', 'testuser', 'test623', 'testdb');</text:p>
      <text:p text:style-name="P20"/>
      <text:p text:style-name="P18">with con:</text:p>
      <text:p text:style-name="P20"/>
      <text:p text:style-name="P19"><text:s text:c="4"/><text:span text:style-name="T6">cur = con.cursor()</text:span></text:p>
      <text:p text:style-name="P19"><text:s text:c="4"/><text:span text:style-name="T6">cur.execute("SELECT * FROM Writers")</text:span></text:p>
      <text:p text:style-name="P20"/>
      <text:p text:style-name="P19"><text:s text:c="4"/><text:span text:style-name="T6">for i in range(cur.rowcount):</text:span></text:p>
      <text:p text:style-name="P19"><text:s text:c="8"/></text:p>
      <text:p text:style-name="P19"><text:s text:c="8"/><text:span text:style-name="T6">row = cur.fetchone()</text:span></text:p>
      <text:p text:style-name="P19"><text:s text:c="8"/><text:span text:style-name="T6">print row[0], row[1]</text:span></text:p>
      <text:p text:style-name="P1"><text:span text:style-name="T2">We again print the data from the </text:span><text:span text:style-name="Source_20_Text"><text:span text:style-name="T2">Writers</text:span></text:span><text:span text:style-name="T2"> table to the console. This time, we fetch the rows one by one.</text:span></text:p>
      <text:p text:style-name="P13">for i in range(cur.rowcount):</text:p>
      <text:p text:style-name="P21"><text:s text:c="4"/></text:p>
      <text:p text:style-name="P21"><text:s text:c="4"/><text:span text:style-name="T6">row = cur.fetchone()</text:span></text:p>
      <text:p text:style-name="P16"><text:s text:c="4"/><text:span text:style-name="T6">print row[0], row[1]</text:span></text:p>
      <text:p text:style-name="P1"><text:span text:style-name="T2">We fetch the rows one by one using the </text:span><text:span text:style-name="Source_20_Text"><text:span text:style-name="T2">fetchone()</text:span></text:span><text:span text:style-name="T2"> method. The rowcount property gives the number of rows returned by the SQL statement.</text:span></text:p>
      <text:p text:style-name="P9"><text:soft-page-break/>$ ./retrieve2.py</text:p>
      <text:p text:style-name="P6">1 Jack London</text:p>
      <text:p text:style-name="P6">2 Honore de Balzac</text:p>
      <text:p text:style-name="P6">3 Lion Feuchtwanger</text:p>
      <text:p text:style-name="P6">4 Emile Zola</text:p>
      <text:p text:style-name="P14">5 Truman Capote</text:p>
      <text:p text:style-name="P2">Output of the example.</text:p>
      <text:h text:style-name="P5" text:outline-level="2">The dictionary cursor</text:h>
      <text:p text:style-name="P1"><text:span text:style-name="T2">There are multiple cursor types in the </text:span><text:span text:style-name="Source_20_Text"><text:span text:style-name="T2">MySQLdb</text:span></text:span><text:span text:style-name="T2"> module. The default cursor returns the data in a tuple of tuples. When we use a dictionary cursor, the data is sent in a form of Python dictionaries. This way we can refer to the data by their column names.</text:span></text:p>
      <text:p text:style-name="P12">#!/usr/bin/python</text:p>
      <text:p text:style-name="P18"># -*- coding: utf-8 -*-</text:p>
      <text:p text:style-name="P20"/>
      <text:p text:style-name="P18">import MySQLdb as mdb</text:p>
      <text:p text:style-name="P20"/>
      <text:p text:style-name="P18">con = mdb.connect('localhost', 'testuser', 'test623', 'testdb')</text:p>
      <text:p text:style-name="P20"/>
      <text:p text:style-name="P18">with con:</text:p>
      <text:p text:style-name="P20"/>
      <text:p text:style-name="P19"><text:s text:c="4"/><text:span text:style-name="T6">cur = con.cursor(mdb.cursors.DictCursor)</text:span></text:p>
      <text:p text:style-name="P19"><text:s text:c="4"/><text:span text:style-name="T6">cur.execute("SELECT * FROM Writers LIMIT 4")</text:span></text:p>
      <text:p text:style-name="P20"/>
      <text:p text:style-name="P19"><text:s text:c="4"/><text:span text:style-name="T6">rows = cur.fetchall()</text:span></text:p>
      <text:p text:style-name="P20"/>
      <text:p text:style-name="P19"><text:s text:c="4"/><text:span text:style-name="T6">for row in rows:</text:span></text:p>
      <text:p text:style-name="P19"><text:s text:c="8"/><text:span text:style-name="T6">print row["Id"], row["Name"]</text:span></text:p>
      <text:p text:style-name="P1"><text:soft-page-break/><text:span text:style-name="T2">In this example, we get the first four rows of the </text:span><text:span text:style-name="Source_20_Text"><text:span text:style-name="T2">Writers</text:span></text:span><text:span text:style-name="T2"> table using the dictionary cursor.</text:span></text:p>
      <text:p text:style-name="P11">cur = con.cursor(mdb.cursors.DictCursor)</text:p>
      <text:p text:style-name="P1"><text:span text:style-name="T2">We use the </text:span><text:span text:style-name="Source_20_Text"><text:span text:style-name="T2">DictCursor</text:span></text:span><text:span text:style-name="T2"> dictionary cursor.</text:span></text:p>
      <text:p text:style-name="P11">cur.execute("SELECT * FROM Writers LIMIT 4")</text:p>
      <text:p text:style-name="P1"><text:span text:style-name="T2">We fetch four rows from the </text:span><text:span text:style-name="Source_20_Text"><text:span text:style-name="T2">Writers</text:span></text:span><text:span text:style-name="T2"> table.</text:span></text:p>
      <text:p text:style-name="P13">for row in rows:</text:p>
      <text:p text:style-name="P16"><text:s text:c="4"/><text:span text:style-name="T6">print row["Id"], row["Name"]</text:span></text:p>
      <text:p text:style-name="P1"><text:span text:style-name="T2">We refer to the data by column names of the </text:span><text:span text:style-name="Source_20_Text"><text:span text:style-name="T2">Writers</text:span></text:span><text:span text:style-name="T2"> table.</text:span></text:p>
      <text:p text:style-name="P9">$ ./dictcur.py</text:p>
      <text:p text:style-name="P6">1 Jack London</text:p>
      <text:p text:style-name="P6">2 Honore de Balzac</text:p>
      <text:p text:style-name="P6">3 Lion Feuchtwanger</text:p>
      <text:p text:style-name="P14">4 Emile Zola</text:p>
      <text:p text:style-name="P2">Example output.</text:p>
      <text:h text:style-name="P5" text:outline-level="2">Column headers</text:h>
      <text:p text:style-name="P2">Next we will show, how to print column headers with the data from the database table.</text:p>
      <text:p text:style-name="P12">#!/usr/bin/python</text:p>
      <text:p text:style-name="P18"># -*- coding: utf-8 -*-</text:p>
      <text:p text:style-name="P20"/>
      <text:p text:style-name="P18">import MySQLdb as mdb</text:p>
      <text:p text:style-name="P20"/>
      <text:p text:style-name="P18">con = mdb.connect('localhost', 'testuser', 'test623', 'testdb')</text:p>
      <text:p text:style-name="P20"/>
      <text:p text:style-name="P18">with con:</text:p>
      <text:p text:style-name="P20"/>
      <text:p text:style-name="P19"><text:soft-page-break/><text:s text:c="4"/><text:span text:style-name="T6">cur = con.cursor()</text:span></text:p>
      <text:p text:style-name="P19"><text:s text:c="4"/><text:span text:style-name="T6">cur.execute("SELECT * FROM Writers LIMIT 5")</text:span></text:p>
      <text:p text:style-name="P20"/>
      <text:p text:style-name="P19"><text:s text:c="4"/><text:span text:style-name="T6">rows = cur.fetchall()</text:span></text:p>
      <text:p text:style-name="P20"/>
      <text:p text:style-name="P19"><text:s text:c="4"/><text:span text:style-name="T6">desc = cur.description</text:span></text:p>
      <text:p text:style-name="P20"/>
      <text:p text:style-name="P19"><text:s text:c="4"/><text:span text:style-name="T6">print "%s %3s" % (desc[0][0], desc[1][0])</text:span></text:p>
      <text:p text:style-name="P20"/>
      <text:p text:style-name="P19"><text:s text:c="4"/><text:span text:style-name="T6">for row in rows: <text:s text:c="3"/></text:span></text:p>
      <text:p text:style-name="P19"><text:s text:c="8"/><text:span text:style-name="T6">print "%2s %3s" % row</text:span></text:p>
      <text:p text:style-name="P1"><text:span text:style-name="T2">Again, we print the contents of the </text:span><text:span text:style-name="Source_20_Text"><text:span text:style-name="T2">Writers</text:span></text:span><text:span text:style-name="T2"> table to the console. Now, we include the names of the columns too. The column names are considered to be the 'meta data'. It is obtained from the cursor object.</text:span></text:p>
      <text:p text:style-name="P11">desc = cur.description</text:p>
      <text:p text:style-name="P2">A description attribute of the cursor returns information about each of the result columns of a query.</text:p>
      <text:p text:style-name="P11">print "%s %3s" % (desc[0][0], desc[1][0])</text:p>
      <text:p text:style-name="P2">Here we print and format the table column names.</text:p>
      <text:p text:style-name="P13">for row in rows: <text:s text:c="3"/></text:p>
      <text:p text:style-name="P16"><text:s text:c="4"/><text:span text:style-name="T6">print "%2s %3s" % row</text:span></text:p>
      <text:p text:style-name="P2">And here, we traverse and print the data.</text:p>
      <text:p text:style-name="P9">$ ./columnheaders.py</text:p>
      <text:p text:style-name="P6">Id Name</text:p>
      <text:p text:style-name="P7"><text:s/><text:span text:style-name="T6">1 Jack London</text:span></text:p>
      <text:p text:style-name="P7"><text:s/><text:span text:style-name="T6">2 Honore de Balzac</text:span></text:p>
      <text:p text:style-name="P7"><text:s/><text:span text:style-name="T6">3 Lion Feuchtwanger</text:span></text:p>
      <text:p text:style-name="P7"><text:s/><text:span text:style-name="T6">4 Emile Zola</text:span></text:p>
      <text:p text:style-name="P15"><text:soft-page-break/><text:s/><text:span text:style-name="T6">5 Truman Capote</text:span></text:p>
      <text:p text:style-name="P2">Ouput of the script.</text:p>
      <text:h text:style-name="P5" text:outline-level="2">Prepared statements</text:h>
      <text:p text:style-name="P1"><text:span text:style-name="T2">Now we will concern ourselves with prepared statements. When we write prepared statements, we use placeholders instead of directly writing the values into the statements. Prepared statements increase security and performance. The Python DB API specification suggests 5 different ways how to build prepared statements. The </text:span><text:span text:style-name="Source_20_Text"><text:span text:style-name="T2">MySQLdb</text:span></text:span><text:span text:style-name="T2"> module supports one of them, the ANSI </text:span><text:span text:style-name="Source_20_Text"><text:span text:style-name="T2">printf</text:span></text:span><text:span text:style-name="T2"> format codes.</text:span></text:p>
      <text:p text:style-name="P12">#!/usr/bin/python</text:p>
      <text:p text:style-name="P18"># -*- coding: utf-8 -*-</text:p>
      <text:p text:style-name="P20"/>
      <text:p text:style-name="P18">import MySQLdb as mdb</text:p>
      <text:p text:style-name="P20"/>
      <text:p text:style-name="P18">con = mdb.connect('localhost', 'testuser', 'test623', 'testdb')</text:p>
      <text:p text:style-name="P19"><text:s text:c="4"/></text:p>
      <text:p text:style-name="P18">with con: <text:s text:c="3"/></text:p>
      <text:p text:style-name="P20"/>
      <text:p text:style-name="P19"><text:s text:c="4"/><text:span text:style-name="T6">cur = con.cursor()</text:span></text:p>
      <text:p text:style-name="P19"><text:s text:c="8"/></text:p>
      <text:p text:style-name="P19"><text:s text:c="4"/><text:span text:style-name="T6">cur.execute("UPDATE Writers SET Name = %s WHERE Id = %s", </text:span></text:p>
      <text:p text:style-name="P19"><text:s text:c="8"/><text:span text:style-name="T6">("Guy de Maupasant", "4")) <text:s text:c="7"/></text:span></text:p>
      <text:p text:style-name="P19"><text:s text:c="4"/></text:p>
      <text:p text:style-name="P19"><text:s text:c="4"/><text:span text:style-name="T6">print "Number of rows updated:", <text:s/>cur.rowcount</text:span></text:p>
      <text:p text:style-name="P2">We change the name of an author on the fourth row.</text:p>
      <text:p text:style-name="P13">cur.execute("UPDATE Writers SET Name = %s WHERE Id = %s", </text:p>
      <text:p text:style-name="P16"><text:s text:c="4"/><text:span text:style-name="T6">("Guy de Maupasant", "4")) <text:s text:c="2"/></text:span></text:p>
      <text:p text:style-name="P1"><text:soft-page-break/><text:span text:style-name="T2">We use the two placeholders identified by the </text:span><text:span text:style-name="Source_20_Text"><text:span text:style-name="T2">%s</text:span></text:span><text:span text:style-name="T2"> markers. Before the SQL statement is executed, the values are bound to their placeholders.</text:span></text:p>
      <text:p text:style-name="P9">$ ./prepared.py</text:p>
      <text:p text:style-name="P14">Number of rows updated: 1</text:p>
      <text:p text:style-name="P2">We have updated one row.</text:p>
      <text:p text:style-name="P9">mysql&gt; SELECT Name FROM Writers WHERE Id=4;</text:p>
      <text:p text:style-name="P6">+------------------+</text:p>
      <text:p text:style-name="P6">| Name <text:s text:c="12"/>|</text:p>
      <text:p text:style-name="P6">+------------------+</text:p>
      <text:p text:style-name="P6">| Guy de Maupasant |</text:p>
      <text:p text:style-name="P6">+------------------+</text:p>
      <text:p text:style-name="P14">1 row in set (0.00 sec)</text:p>
      <text:p text:style-name="P2">The author on the fourth row was successfully changed.</text:p>
      <text:h text:style-name="P5" text:outline-level="2">Inserting images</text:h>
      <text:p text:style-name="P1"><text:span text:style-name="T2">People often look for ways to insert images into databases. We will show how it can be done in SQLite and Python. Note that some people do not recommend to put images into databases. Images are binary data. MySQL database has a special data type to store binary data called </text:span><text:span text:style-name="Source_20_Text"><text:span text:style-name="T2">BLOB</text:span></text:span><text:span text:style-name="T2"> (Binary Large Object). </text:span><text:span text:style-name="Source_20_Text"><text:span text:style-name="T2">TINYBLOB</text:span></text:span><text:span text:style-name="T2">,</text:span><text:span text:style-name="Source_20_Text"><text:span text:style-name="T2">BLOB</text:span></text:span><text:span text:style-name="T2">, </text:span><text:span text:style-name="Source_20_Text"><text:span text:style-name="T2">MEDIUMBLOB</text:span></text:span><text:span text:style-name="T2"> and </text:span><text:span text:style-name="Source_20_Text"><text:span text:style-name="T2">LONGBLOB</text:span></text:span><text:span text:style-name="T2"> are variants of the binary object type.</text:span></text:p>
      <text:p text:style-name="P9">mysql&gt; CREATE TABLE Images(Id INT PRIMARY KEY, Data MEDIUMBLOB);</text:p>
      <text:p text:style-name="P14">Query OK, 0 rows affected (0.08 sec)</text:p>
      <text:p text:style-name="P1"><text:span text:style-name="T2">For this example, we create a new table called </text:span><text:span text:style-name="Source_20_Text"><text:span text:style-name="T2">Images</text:span></text:span><text:span text:style-name="T2">.</text:span></text:p>
      <text:p text:style-name="P12">#!/usr/bin/python</text:p>
      <text:p text:style-name="P18"># -*- coding: utf-8 -*-</text:p>
      <text:p text:style-name="P20"><text:soft-page-break/></text:p>
      <text:p text:style-name="P18">import MySQLdb as mdb</text:p>
      <text:p text:style-name="P20"/>
      <text:p text:style-name="P20"/>
      <text:p text:style-name="P18">def read_image():</text:p>
      <text:p text:style-name="P19"><text:s text:c="4"/></text:p>
      <text:p text:style-name="P19"><text:s text:c="4"/><text:span text:style-name="T6">fin = open("woman.jpg") <text:s text:c="3"/></text:span></text:p>
      <text:p text:style-name="P19"><text:s text:c="4"/><text:span text:style-name="T6">img = fin.read()</text:span></text:p>
      <text:p text:style-name="P19"><text:s text:c="4"/></text:p>
      <text:p text:style-name="P19"><text:s text:c="4"/><text:span text:style-name="T6">return img</text:span></text:p>
      <text:p text:style-name="P19"><text:s text:c="4"/></text:p>
      <text:p text:style-name="P20"/>
      <text:p text:style-name="P18">con = mdb.connect('localhost', 'testuser', 'test623', 'testdb')</text:p>
      <text:p text:style-name="P19"><text:s/></text:p>
      <text:p text:style-name="P18">with con:</text:p>
      <text:p text:style-name="P19"><text:s text:c="4"/></text:p>
      <text:p text:style-name="P19"><text:s text:c="4"/><text:span text:style-name="T6">cur = con.cursor()</text:span></text:p>
      <text:p text:style-name="P19"><text:s text:c="4"/><text:span text:style-name="T6">data = read_image()</text:span></text:p>
      <text:p text:style-name="P19"><text:s text:c="4"/><text:span text:style-name="T6">cur.execute("INSERT INTO Images VALUES(1, %s)", (data, ))</text:span></text:p>
      <text:p text:style-name="P1"><text:span text:style-name="T2">In the above script, we read a JPG image from the disk and insert it into the </text:span><text:span text:style-name="Source_20_Text"><text:span text:style-name="T2">Images</text:span></text:span><text:span text:style-name="T2"> table.</text:span></text:p>
      <text:p text:style-name="P13">def read_image():</text:p>
      <text:p text:style-name="P21"><text:s text:c="4"/></text:p>
      <text:p text:style-name="P21"><text:s text:c="4"/><text:span text:style-name="T6">fin = open("woman.jpg") <text:s text:c="3"/></text:span></text:p>
      <text:p text:style-name="P21"><text:s text:c="4"/><text:span text:style-name="T6">img = fin.read()</text:span></text:p>
      <text:p text:style-name="P21"><text:s text:c="4"/></text:p>
      <text:p text:style-name="P16"><text:s text:c="4"/><text:span text:style-name="T6">return img</text:span></text:p>
      <text:p text:style-name="P1"><text:span text:style-name="T2">The </text:span><text:span text:style-name="Source_20_Text"><text:span text:style-name="T2">read_image()</text:span></text:span><text:span text:style-name="T2"> method reads binary data from the JPG file, located in the current working directory.</text:span></text:p>
      <text:p text:style-name="P11">cur.execute("INSERT INTO Images VALUES(1, %s)", (data, ))</text:p>
      <text:p text:style-name="P1"><text:soft-page-break/><text:span text:style-name="T2">We insert the image data into the </text:span><text:span text:style-name="Source_20_Text"><text:span text:style-name="T2">Images</text:span></text:span><text:span text:style-name="T2"> table.</text:span></text:p>
      <text:h text:style-name="P5" text:outline-level="2">Reading images</text:h>
      <text:p text:style-name="P2">In the previous example, we have inserted an image into the database table. Now we are going to read the image back from the table.</text:p>
      <text:p text:style-name="P12">#!/usr/bin/python</text:p>
      <text:p text:style-name="P18"># -*- coding: utf-8 -*-</text:p>
      <text:p text:style-name="P20"/>
      <text:p text:style-name="P18">import MySQLdb as mdb </text:p>
      <text:p text:style-name="P20"/>
      <text:p text:style-name="P18">def writeImage(data):</text:p>
      <text:p text:style-name="P19"><text:s text:c="4"/></text:p>
      <text:p text:style-name="P19"><text:s text:c="4"/><text:span text:style-name="T6">fout = open('woman2.jpg', 'wb')</text:span></text:p>
      <text:p text:style-name="P19"><text:s text:c="4"/></text:p>
      <text:p text:style-name="P19"><text:s text:c="4"/><text:span text:style-name="T6">with fout:</text:span></text:p>
      <text:p text:style-name="P19"><text:s text:c="8"/></text:p>
      <text:p text:style-name="P19"><text:s text:c="8"/><text:span text:style-name="T6">fout.write(data)</text:span></text:p>
      <text:p text:style-name="P20"/>
      <text:p text:style-name="P18">con = mdb.connect('localhost', 'testuser', 'test623', 'testdb')</text:p>
      <text:p text:style-name="P20"/>
      <text:p text:style-name="P18">with con:</text:p>
      <text:p text:style-name="P20"/>
      <text:p text:style-name="P19"><text:s text:c="4"/><text:span text:style-name="T6">cur = con.cursor()</text:span></text:p>
      <text:p text:style-name="P20"/>
      <text:p text:style-name="P19"><text:s text:c="4"/><text:span text:style-name="T6">cur.execute("SELECT Data FROM Images WHERE Id=1")</text:span></text:p>
      <text:p text:style-name="P19"><text:s text:c="4"/><text:span text:style-name="T6">data = cur.fetchone()[0]</text:span></text:p>
      <text:p text:style-name="P19"><text:s text:c="4"/><text:span text:style-name="T6">writeImage(data) <text:s text:c="3"/></text:span></text:p>
      <text:p text:style-name="P1"><text:span text:style-name="T2">We read one image from the </text:span><text:span text:style-name="Source_20_Text"><text:span text:style-name="T2">Images</text:span></text:span><text:span text:style-name="T2"> table.</text:span></text:p>
      <text:p text:style-name="P11"><text:soft-page-break/>cur.execute("SELECT Data FROM Images WHERE Id=1")</text:p>
      <text:p text:style-name="P2">We select one record from the table.</text:p>
      <text:p text:style-name="P11">fout = open('woman2.jpg', 'wb')</text:p>
      <text:p text:style-name="P2">We open a writable binary file.</text:p>
      <text:p text:style-name="P11">fout.write(data)</text:p>
      <text:p text:style-name="P2">We write the data to the disk.</text:p>
      <text:p text:style-name="P1"><text:span text:style-name="T2">Now we should have an image called </text:span><text:span text:style-name="Source_20_Text"><text:span text:style-name="T2">woman2.jpg</text:span></text:span><text:span text:style-name="T2"> in our current directory. We can check if it is the same image that we have inserted into the table.</text:span></text:p>
      <text:h text:style-name="P5" text:outline-level="2">Transaction support</text:h>
      <text:p text:style-name="P1"><text:span text:style-name="T2">A </text:span><text:span text:style-name="Emphasis"><text:span text:style-name="T2">transaction</text:span></text:span><text:span text:style-name="T2"> is an atomic unit of database operations against the data in one or more databases. The effects of all the SQL statements in a transaction can be either all committed to the database or all rolled back.</text:span></text:p>
      <text:p text:style-name="P1"><text:span text:style-name="T2">For databases that support transactions, the Python interface silently starts a transaction when the cursor is created. The </text:span><text:span text:style-name="Source_20_Text"><text:span text:style-name="T2">commit()</text:span></text:span><text:span text:style-name="T2"> method commits the updates made using that cursor, and the </text:span><text:span text:style-name="Source_20_Text"><text:span text:style-name="T2">rollback()</text:span></text:span><text:span text:style-name="T2"> method discards them. Each method starts a new transaction.</text:span></text:p>
      <text:p text:style-name="P1"><text:span text:style-name="T2">The MySQL database has different types of storage engines. The most common are the MyISAM and the InnoDB engines. Since MySQL 5.5, InnoDB becomes the default storage engine. There is a trade-off between data security and database speed. The MyISAM tables are faster to process and they do not support transactions. The </text:span><text:span text:style-name="Source_20_Text"><text:span text:style-name="T2">commit()</text:span></text:span><text:span text:style-name="T2"> and </text:span><text:span text:style-name="Source_20_Text"><text:span text:style-name="T2">rollback()</text:span></text:span><text:span text:style-name="T2"> methods are not implemented. They do nothing. On the other hand, the InnoDB tables are more safe against the data loss. They support transactions. They are slower to process.</text:span></text:p>
      <text:p text:style-name="P12"><text:soft-page-break/>#!/usr/bin/python</text:p>
      <text:p text:style-name="P18"># -*- coding: utf-8 -*-</text:p>
      <text:p text:style-name="P20"/>
      <text:p text:style-name="P18">import MySQLdb as mdb</text:p>
      <text:p text:style-name="P18">import sys</text:p>
      <text:p text:style-name="P20"/>
      <text:p text:style-name="P20"/>
      <text:p text:style-name="P18">try:</text:p>
      <text:p text:style-name="P19"><text:s text:c="4"/><text:span text:style-name="T6">con = mdb.connect('localhost', 'testuser', 'test623', 'testdb')</text:span></text:p>
      <text:p text:style-name="P20"/>
      <text:p text:style-name="P19"><text:s text:c="4"/><text:span text:style-name="T6">cur = con.cursor()</text:span></text:p>
      <text:p text:style-name="P19"><text:s text:c="4"/><text:span text:style-name="T6">cur.execute("DROP TABLE IF EXISTS Writers")</text:span></text:p>
      <text:p text:style-name="P19"><text:s text:c="4"/><text:span text:style-name="T6">cur.execute("CREATE TABLE Writers(Id INT PRIMARY KEY AUTO_INCREMENT, \</text:span></text:p>
      <text:p text:style-name="P19"><text:s text:c="17"/><text:span text:style-name="T6">Name VARCHAR(25)) ENGINE=INNODB")</text:span></text:p>
      <text:p text:style-name="P19"><text:s text:c="4"/><text:span text:style-name="T6">cur.execute("INSERT INTO Writers(Name) VALUES('Jack London')")</text:span></text:p>
      <text:p text:style-name="P19"><text:s text:c="4"/><text:span text:style-name="T6">cur.execute("INSERT INTO Writers(Name) VALUES('Honore de Balzac')")</text:span></text:p>
      <text:p text:style-name="P19"><text:s text:c="4"/><text:span text:style-name="T6">cur.execute("INSERT INTO Writers(Name) VALUES('Lion Feuchtwanger')")</text:span></text:p>
      <text:p text:style-name="P19"><text:s text:c="4"/><text:span text:style-name="T6">cur.execute("INSERT INTO Writers(Name) VALUES('Emile Zola')")</text:span></text:p>
      <text:p text:style-name="P19"><text:s text:c="4"/><text:span text:style-name="T6">cur.execute("INSERT INTO Writers(Name) VALUES('Truman Capote')")</text:span></text:p>
      <text:p text:style-name="P19"><text:s text:c="4"/><text:span text:style-name="T6">cur.execute("INSERT INTO Writers(Name) VALUES('Terry Pratchett')")</text:span></text:p>
      <text:p text:style-name="P19"><text:s text:c="4"/></text:p>
      <text:p text:style-name="P19"><text:s text:c="4"/><text:span text:style-name="T6">con.commit()</text:span></text:p>
      <text:p text:style-name="P20"/>
      <text:p text:style-name="P19"><text:s text:c="4"/></text:p>
      <text:p text:style-name="P18">except mdb.Error, e:</text:p>
      <text:p text:style-name="P19"><text:s text:c="2"/></text:p>
      <text:p text:style-name="P19"><text:s text:c="4"/><text:span text:style-name="T6">if con:</text:span></text:p>
      <text:p text:style-name="P19"><text:s text:c="8"/><text:span text:style-name="T6">con.rollback()</text:span></text:p>
      <text:p text:style-name="P19"><text:s text:c="8"/></text:p>
      <text:p text:style-name="P19"><text:s text:c="4"/><text:span text:style-name="T6">print "Error %d: %s" % (e.args[0],e.args[1])</text:span></text:p>
      <text:p text:style-name="P19"><text:soft-page-break/><text:s text:c="4"/><text:span text:style-name="T6">sys.exit(1)</text:span></text:p>
      <text:p text:style-name="P19"><text:s text:c="4"/></text:p>
      <text:p text:style-name="P18">finally: <text:s text:c="3"/></text:p>
      <text:p text:style-name="P19"><text:s text:c="12"/></text:p>
      <text:p text:style-name="P19"><text:s text:c="4"/><text:span text:style-name="T6">if con: <text:s text:c="3"/></text:span></text:p>
      <text:p text:style-name="P19"><text:s text:c="8"/><text:span text:style-name="T6">con.close()</text:span></text:p>
      <text:p text:style-name="P1"><text:span text:style-name="T2">We recreate the </text:span><text:span text:style-name="Source_20_Text"><text:span text:style-name="T2">Writers</text:span></text:span><text:span text:style-name="T2"> table. We explicitly work with transactions.</text:span></text:p>
      <text:p text:style-name="P11">cur = con.cursor()</text:p>
      <text:p text:style-name="P2">In Python DB API, we do not call the BEGIN statement to start a transaction. A transaction is started when the cursor is created.</text:p>
      <text:p text:style-name="P13">cur.execute("CREATE TABLE Writers(Id INT PRIMARY KEY AUTO_INCREMENT, \</text:p>
      <text:p text:style-name="P16"><text:s text:c="16"/><text:span text:style-name="T6">Name VARCHAR(25)) ENGINE=INNODB")</text:span></text:p>
      <text:p text:style-name="P1"><text:span text:style-name="T2">We are dealing with a InnoDB table type. For older MySQL versions (&lt;5.5), we need to specify the engine type with the </text:span><text:span text:style-name="Source_20_Text"><text:span text:style-name="T2">ENGINE=INNODB</text:span></text:span><text:span text:style-name="T2"> option.</text:span></text:p>
      <text:p text:style-name="P11">con.commit()</text:p>
      <text:p text:style-name="P1"><text:span text:style-name="T2">We must end a transaction with either a </text:span><text:span text:style-name="Source_20_Text"><text:span text:style-name="T2">commit()</text:span></text:span><text:span text:style-name="T2"> or a </text:span><text:span text:style-name="Source_20_Text"><text:span text:style-name="T2">rollback()</text:span></text:span><text:span text:style-name="T2"> method. If we comment this line, the table is created but the data is not written to the table.</text:span></text:p>
      <text:p text:style-name="P1"><text:span text:style-name="T2">In this tutorial, we have been working with transactions without explicitly stating it. We used context managers. The context manager handles the entry and the exit from the desired runtime context for the execution of the block of code. Context managers are normally invoked using the </text:span><text:span text:style-name="Source_20_Text"><text:span text:style-name="T2">with</text:span></text:span><text:span text:style-name="T2"> statement.</text:span></text:p>
      <text:p text:style-name="P1"><text:span text:style-name="T2">Connection objects in </text:span><text:span text:style-name="Source_20_Text"><text:span text:style-name="T2">MySQLdb</text:span></text:span><text:span text:style-name="T2"> module can be used as context managers. They automatically commit or rollback transactions. Connection context managers clean up code by factoring out </text:span><text:span text:style-name="Source_20_Text"><text:span text:style-name="T2">try</text:span></text:span><text:span text:style-name="T2">, </text:span><text:span text:style-name="Source_20_Text"><text:span text:style-name="T2">except</text:span></text:span><text:span text:style-name="T2">, and </text:span><text:span text:style-name="Source_20_Text"><text:span text:style-name="T2">finally</text:span></text:span><text:span text:style-name="T2">statements.</text:span></text:p>
      <text:p text:style-name="P12"><text:soft-page-break/>#!/usr/bin/python</text:p>
      <text:p text:style-name="P18"># -*- coding: utf-8 -*-</text:p>
      <text:p text:style-name="P20"/>
      <text:p text:style-name="P18">import MySQLdb as mdb</text:p>
      <text:p text:style-name="P20"/>
      <text:p text:style-name="P18">con = mdb.connect('localhost', 'testuser', 'test623', 'testdb')</text:p>
      <text:p text:style-name="P20"/>
      <text:p text:style-name="P18">with con:</text:p>
      <text:p text:style-name="P19"><text:s text:c="4"/></text:p>
      <text:p text:style-name="P19"><text:s text:c="4"/><text:span text:style-name="T6">cur = con.cursor()</text:span></text:p>
      <text:p text:style-name="P19"><text:s text:c="4"/><text:span text:style-name="T6">cur.execute("DROP TABLE IF EXISTS Writers")</text:span></text:p>
      <text:p text:style-name="P19"><text:s text:c="4"/><text:span text:style-name="T6">cur.execute("CREATE TABLE Writers(Id INT PRIMARY KEY AUTO_INCREMENT, \</text:span></text:p>
      <text:p text:style-name="P19"><text:s text:c="17"/><text:span text:style-name="T6">Name VARCHAR(25))")</text:span></text:p>
      <text:p text:style-name="P19"><text:s text:c="4"/><text:span text:style-name="T6">cur.execute("INSERT INTO Writers(Name) VALUES('Jack London')")</text:span></text:p>
      <text:p text:style-name="P19"><text:s text:c="4"/><text:span text:style-name="T6">cur.execute("INSERT INTO Writers(Name) VALUES('Honore de Balzac')")</text:span></text:p>
      <text:p text:style-name="P19"><text:s text:c="4"/><text:span text:style-name="T6">cur.execute("INSERT INTO Writers(Name) VALUES('Lion Feuchtwanger')")</text:span></text:p>
      <text:p text:style-name="P19"><text:s text:c="4"/><text:span text:style-name="T6">cur.execute("INSERT INTO Writers(Name) VALUES('Emile Zola')")</text:span></text:p>
      <text:p text:style-name="P19"><text:s text:c="4"/><text:span text:style-name="T6">cur.execute("INSERT INTO Writers(Name) VALUES('Truman Capote')")</text:span></text:p>
      <text:p text:style-name="P19"><text:s text:c="4"/><text:span text:style-name="T6">cur.execute("INSERT INTO Writers(Name) VALUES('Terry Pratchett')")</text:span></text:p>
      <text:p text:style-name="P2">In our code example, the context manager deals with all the work necessary for error handling. It automatically commits or rolls back a transactio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monospace" svg:font-family="monospace"/>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00:31:22.074470039</meta:creation-date>
    <dc:date>2015-08-26T00:31:50.868567803</dc:date>
    <meta:editing-duration>P0D</meta:editing-duration>
    <meta:editing-cycles>1</meta:editing-cycles>
    <meta:document-statistic meta:table-count="0" meta:image-count="0" meta:object-count="0" meta:page-count="21" meta:paragraph-count="417" meta:word-count="2837" meta:character-count="18941" meta:non-whitespace-character-count="15632"/>
    <meta:generator>LibreOffice/4.2.8.2$Linux_X86_64 LibreOffice_project/420m0$Build-2</meta:generator>
  </office:meta>
</office:document-meta>
</file>